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00000000500000003C01706E66F6A0B2153.png" manifest:media-type="image/png"/>
  <manifest:file-entry manifest:full-path="Pictures/100002010000028A00000201B8FC7DD3AEF37AC9.png" manifest:media-type="image/png"/>
  <manifest:file-entry manifest:full-path="Pictures/10000000000000E1000000E15B4171301CA3494C.png" manifest:media-type="image/png"/>
  <manifest:file-entry manifest:full-path="Pictures/10000201000002E50000012EAEB5FD055B2906DE.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0000000036300000196F47E1EAAA374A0D6.png" manifest:media-type="image/png"/>
  <manifest:file-entry manifest:full-path="Pictures/10000000000002100000011B3BE66A8ECD2B5316.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77F000004370C79F1DAD2351C18.png" manifest:media-type="image/png"/>
  <manifest:file-entry manifest:full-path="Pictures/1000020100000190000001905CD7E0C20629ED2D.png" manifest:media-type="image/png"/>
  <manifest:file-entry manifest:full-path="Pictures/100002010000017F0000017F8B2813ABE86771DE.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20100000105000000772DECD3F3071BDA09.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F4000001F4F09F02A999489F0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109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7" style:family="graphic" style:parent-style-name="standard">
      <style:graphic-properties draw:stroke="none" svg:stroke-width="0cm" draw:fill="none" draw:textarea-vertical-align="top" draw:auto-grow-height="false" draw:fit-to-size="false" style:shrink-to-fit="false" fo:min-height="0.186cm" fo:min-width="2.68cm" fo:padding-top="0.254cm" fo:padding-bottom="0.254cm" fo:padding-left="0.254cm" fo:padding-right="0.254cm" fo:wrap-option="wrap"/>
    </style:style>
    <style:style style:name="gr128" style:family="graphic" style:parent-style-name="standard">
      <style:graphic-properties draw:stroke="none" svg:stroke-width="0cm" draw:fill="none" draw:textarea-vertical-align="top" draw:auto-grow-height="false" draw:fit-to-size="false" style:shrink-to-fit="false" fo:min-height="0.186cm" fo:min-width="2.681cm" fo:padding-top="0.254cm" fo:padding-bottom="0.254cm" fo:padding-left="0.254cm" fo:padding-right="0.254cm" fo:wrap-option="wrap"/>
    </style:style>
    <style:style style:name="gr129" style:family="graphic" style:parent-style-name="standard">
      <style:graphic-properties draw:stroke="none" svg:stroke-width="0cm" draw:fill="none" draw:textarea-vertical-align="top" draw:auto-grow-height="false" draw:fit-to-size="false" style:shrink-to-fit="false" fo:min-height="0.276cm" fo:min-width="3.31cm" fo:padding-top="0.254cm" fo:padding-bottom="0.254cm" fo:padding-left="0.254cm" fo:padding-right="0.254cm" fo:wrap-option="wrap"/>
    </style:style>
    <style:style style:name="gr1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6"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37"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38"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39"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40"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41"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42"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4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3">13.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7" draw:id="id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0" draw:text-style-name="P16" draw:layer="layout" svg:x1="18.563cm" svg:y1="10.968cm" svg:x2="20.109cm" svg:y2="10.968cm" draw:start-shape="id7" draw:start-glue-point="1" svg:d="M18563 10968h1546" svg:viewBox="0 0 1547 1">
          <text:p/>
        </draw:connector>
        <draw:custom-shape draw:style-name="gr56" draw:text-style-name="P23" draw:layer="layout" svg:width="3.216cm" svg:height="1.8cm" svg:x="19.579cm" svg:y="5.147cm">
          <text:p text:style-name="P21">Front-End</text:p>
          <draw:enhanced-geometry svg:viewBox="0 0 21600 21600" draw:type="rectangle" draw:enhanced-path="M 0 0 L 21600 0 21600 21600 0 21600 0 0 Z N"/>
        </draw:custom-shape>
        <draw:custom-shape draw:style-name="gr57" draw:text-style-name="P2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9" draw:id="id9"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8" draw:id="id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7" draw:text-style-name="P22" xml:id="id11" draw:id="id1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16" draw:layer="layout" svg:x1="10.237cm" svg:y1="11.867cm" svg:x2="10.237cm" svg:y2="13.067cm" draw:start-shape="id8" draw:start-glue-point="2" draw:end-shape="id13" draw:end-glue-point="0" svg:d="M10237 11867v1200" svg:viewBox="0 0 1 1201">
          <text:p/>
        </draw:connector>
        <draw:connector draw:style-name="gr40" draw:text-style-name="P16" draw:layer="layout" svg:x1="10.237cm" svg:y1="9.067cm" svg:x2="10.237cm" svg:y2="10.067cm" draw:start-shape="id14" draw:start-glue-point="2" draw:end-shape="id8" draw:end-glue-point="0" svg:d="M10237 9067v1000" svg:viewBox="0 0 1 1001">
          <text:p/>
        </draw:connector>
        <draw:connector draw:style-name="gr40" draw:text-style-name="P16" draw:layer="layout" svg:x1="18.563cm" svg:y1="10.967cm" svg:x2="20.027cm" svg:y2="10.967cm" draw:start-shape="id9" draw:start-glue-point="1" draw:end-shape="id11" draw:end-glue-point="3" svg:d="M18563 10967h1464" svg:viewBox="0 0 1465 1">
          <text:p/>
        </draw:connector>
        <draw:line draw:style-name="gr22" draw:text-style-name="P19" draw:layer="layout" svg:x1="10.237cm" svg:y1="6.067cm" svg:x2="10.237cm" svg:y2="7.267cm">
          <text:p/>
        </draw:line>
        <draw:custom-shape draw:style-name="gr58" draw:text-style-name="P26" draw:layer="layout" svg:width="4.274cm" svg:height="2.154cm" svg:x="13.108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3" xml:id="id10" draw:id="id10" draw:layer="layout" svg:width="3.216cm" svg:height="1.8cm" svg:x="19.579cm" svg:y="5.146cm">
          <text:p text:style-name="P21">Front-End</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8" draw:id="id1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6" draw:id="id1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7" draw:id="id1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16" draw:layer="layout" svg:x1="10.237cm" svg:y1="11.867cm" svg:x2="10.237cm" svg:y2="13.067cm" draw:start-shape="id15" draw:start-glue-point="2" draw:end-shape="id17" draw:end-glue-point="0" svg:d="M10237 11867v1200" svg:viewBox="0 0 1 1201">
          <text:p/>
        </draw:connector>
        <draw:connector draw:style-name="gr40" draw:text-style-name="P16" draw:layer="layout" svg:x1="10.237cm" svg:y1="9.067cm" svg:x2="10.237cm" svg:y2="10.067cm" draw:start-shape="id18" draw:start-glue-point="2" draw:end-shape="id15"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0" draw:id="id2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16" draw:layer="layout" svg:x1="18.563cm" svg:y1="10.968cm" svg:x2="20.027cm" svg:y2="10.967cm" draw:start-shape="id20" draw:start-glue-point="1" draw:end-shape="id21" draw:end-glue-point="3" svg:d="M18563 10968h732v-1h732" svg:viewBox="0 0 1465 2">
          <text:p/>
        </draw:connector>
        <draw:custom-shape draw:style-name="gr56" draw:text-style-name="P23" xml:id="id19" draw:id="id19"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1" draw:id="id2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5" draw:id="id2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2" draw:id="id2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23" draw:id="id2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4" draw:id="id2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16" draw:layer="layout" svg:x1="10.237cm" svg:y1="11.867cm" svg:x2="10.237cm" svg:y2="13.067cm" draw:start-shape="id22" draw:start-glue-point="2" draw:end-shape="id24" draw:end-glue-point="0" svg:d="M10237 11867v1200" svg:viewBox="0 0 1 1201">
          <text:p/>
        </draw:connector>
        <draw:connector draw:style-name="gr40" draw:text-style-name="P16" draw:layer="layout" svg:x1="10.237cm" svg:y1="9.067cm" svg:x2="10.237cm" svg:y2="10.067cm" draw:start-shape="id25" draw:start-glue-point="2" draw:end-shape="id22"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7" draw:id="id2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16" draw:layer="layout" svg:x1="18.563cm" svg:y1="10.968cm" svg:x2="20.027cm" svg:y2="10.967cm" draw:start-shape="id27" draw:start-glue-point="1" draw:end-shape="id28" draw:end-glue-point="3" svg:d="M18563 10968h732v-1h732" svg:viewBox="0 0 1465 2">
          <text:p/>
        </draw:connector>
        <draw:custom-shape draw:style-name="gr56" draw:text-style-name="P23" xml:id="id26" draw:id="id26"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8" draw:id="id28"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9" draw:id="id2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16" draw:layer="layout" svg:x1="10.237cm" svg:y1="11.867cm" svg:x2="10.237cm" svg:y2="13.067cm" draw:start-shape="id29" draw:start-glue-point="2" draw:end-shape="id31" draw:end-glue-point="0" svg:d="M10237 11867v1200" svg:viewBox="0 0 1 1201">
          <text:p/>
        </draw:connector>
        <draw:connector draw:style-name="gr40" draw:text-style-name="P16" draw:layer="layout" svg:x1="10.237cm" svg:y1="9.067cm" svg:x2="10.237cm" svg:y2="10.067cm" draw:start-shape="id32" draw:start-glue-point="2" draw:end-shape="id29"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4" draw:id="id3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16" draw:layer="layout" svg:x1="18.563cm" svg:y1="10.968cm" svg:x2="20.027cm" svg:y2="10.967cm" draw:start-shape="id34" draw:start-glue-point="1" draw:end-shape="id35" draw:end-glue-point="3" svg:d="M18563 10968h732v-1h732" svg:viewBox="0 0 1465 2">
          <text:p/>
        </draw:connector>
        <draw:custom-shape draw:style-name="gr56" draw:text-style-name="P23" xml:id="id33" draw:id="id33"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35" draw:id="id35"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9" draw:id="id39"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6" draw:id="id36"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7" draw:id="id37"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8" draw:id="id38"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16" draw:layer="layout" svg:x1="10.237cm" svg:y1="11.867cm" svg:x2="10.237cm" svg:y2="13.067cm" draw:start-shape="id36" draw:start-glue-point="2" draw:end-shape="id38" draw:end-glue-point="0" svg:d="M10237 11867v1200" svg:viewBox="0 0 1 1201">
          <text:p/>
        </draw:connector>
        <draw:connector draw:style-name="gr40" draw:text-style-name="P16" draw:layer="layout" svg:x1="10.237cm" svg:y1="9.067cm" svg:x2="10.237cm" svg:y2="10.067cm" draw:start-shape="id39" draw:start-glue-point="2" draw:end-shape="id36"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1" draw:id="id4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16" draw:layer="layout" svg:x1="18.563cm" svg:y1="10.968cm" svg:x2="20.027cm" svg:y2="10.967cm" draw:start-shape="id41" draw:start-glue-point="1" draw:end-shape="id42" draw:end-glue-point="3" svg:d="M18563 10968h732v-1h732" svg:viewBox="0 0 1465 2">
          <text:p/>
        </draw:connector>
        <draw:custom-shape draw:style-name="gr56" draw:text-style-name="P23" xml:id="id40" draw:id="id40"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2" draw:id="id4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3" draw:id="id4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44" draw:id="id4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5" draw:id="id4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16" draw:layer="layout" svg:x1="10.237cm" svg:y1="11.867cm" svg:x2="10.237cm" svg:y2="13.067cm" draw:start-shape="id43" draw:start-glue-point="2" draw:end-shape="id45" draw:end-glue-point="0" svg:d="M10237 11867v1200" svg:viewBox="0 0 1 1201">
          <text:p/>
        </draw:connector>
        <draw:connector draw:style-name="gr40" draw:text-style-name="P16" draw:layer="layout" svg:x1="10.237cm" svg:y1="9.067cm" svg:x2="10.237cm" svg:y2="10.067cm" draw:start-shape="id46" draw:start-glue-point="2" draw:end-shape="id43"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8" draw:id="id4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16" draw:layer="layout" svg:x1="18.563cm" svg:y1="10.968cm" svg:x2="20.027cm" svg:y2="10.967cm" draw:start-shape="id48" draw:start-glue-point="1" draw:end-shape="id49" draw:end-glue-point="3" svg:d="M18563 10968h732v-1h732" svg:viewBox="0 0 1465 2">
          <text:p/>
        </draw:connector>
        <draw:custom-shape draw:style-name="gr56" draw:text-style-name="P23" xml:id="id47" draw:id="id47"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9" draw:id="id49"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3" draw:id="id53"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0" draw:id="id5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51" draw:id="id51"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2" draw:id="id52"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16" draw:layer="layout" svg:x1="10.237cm" svg:y1="11.867cm" svg:x2="10.237cm" svg:y2="13.067cm" draw:start-shape="id50" draw:start-glue-point="2" draw:end-shape="id52" draw:end-glue-point="0" svg:d="M10237 11867v1200" svg:viewBox="0 0 1 1201">
          <text:p/>
        </draw:connector>
        <draw:connector draw:style-name="gr40" draw:text-style-name="P16" draw:layer="layout" svg:x1="10.237cm" svg:y1="9.067cm" svg:x2="10.237cm" svg:y2="10.067cm" draw:start-shape="id53" draw:start-glue-point="2" draw:end-shape="id50"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text-areas="800 800 20800 20800" draw:mirror-horizontal="false" draw:mirror-vertical="false"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5" draw:id="id55"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16" draw:layer="layout" svg:x1="18.563cm" svg:y1="10.968cm" svg:x2="20.027cm" svg:y2="10.967cm" draw:start-shape="id55" draw:start-glue-point="1" draw:end-shape="id56" draw:end-glue-point="3" svg:d="M18563 10968h732v-1h732" svg:viewBox="0 0 1465 2">
          <text:p/>
        </draw:connector>
        <draw:custom-shape draw:style-name="gr56" draw:text-style-name="P23" xml:id="id54" draw:id="id54"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56" draw:id="id56"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AEB5FD055B2906DE.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9" draw:text-style-name="P16" draw:layer="layout" svg:width="18.068cm" svg:height="10.275cm" svg:x="2.768cm" svg:y="4.803cm">
          <draw:image xlink:href="Pictures/10000000000002100000011B3BE66A8ECD2B5316.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0"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2"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26"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9;p55" draw:style-name="gr127" draw:text-style-name="P30" draw:layer="layout" svg:width="3.187cm" svg:height="0.693cm" svg:x="16.349cm" svg:y="14.768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55" draw:style-name="gr128" draw:text-style-name="P30" draw:layer="layout" svg:width="3.188cm" svg:height="0.693cm" svg:x="18.319cm" svg:y="4.76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5" draw:style-name="gr129" draw:text-style-name="P30" draw:layer="layout" svg:width="3.817cm" svg:height="0.783cm" svg:x="17.109cm" svg:y="12.33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0"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2"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26"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8;p55" draw:style-name="gr136"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37"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38"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39"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40"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41"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42"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43" draw:text-style-name="P19" draw:layer="layout" svg:width="2.06cm" svg:height="1.455cm" svg:x="1.791cm" svg:y="5.301cm">
          <draw:image xlink:href="Pictures/1000020100000280000001C4D69C245FC5500788.png" xlink:type="simple" xlink:show="embed" xlink:actuate="onLoad">
            <text:p/>
          </draw:image>
        </draw:frame>
        <draw:frame draw:style-name="gr143" draw:text-style-name="P19" draw:layer="layout" svg:width="1.058cm" svg:height="1.058cm" svg:x="2.36cm" svg:y="6.756cm">
          <draw:image xlink:href="Pictures/1000020100000190000001905CD7E0C20629ED2D.png" xlink:type="simple" xlink:show="embed" xlink:actuate="onLoad">
            <text:p/>
          </draw:image>
        </draw:frame>
        <draw:frame draw:style-name="gr143" draw:text-style-name="P19" draw:layer="layout" svg:width="2.665cm" svg:height="0.839cm" svg:x="0.611cm" svg:y="8.208cm">
          <draw:image xlink:href="Pictures/100002010000021C000000AA2964E03E190D4221.png" xlink:type="simple" xlink:show="embed" xlink:actuate="onLoad">
            <text:p/>
          </draw:image>
        </draw:frame>
        <draw:frame draw:style-name="gr143"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4"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5"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6"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7"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8"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9"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43" draw:text-style-name="P19" draw:layer="layout" svg:width="1.239cm" svg:height="1.192cm" svg:x="2.728cm" svg:y="5.866cm">
          <draw:image xlink:href="Pictures/1000020100000108000000FEBAD35A2923F97F06.png" xlink:type="simple" xlink:show="embed" xlink:actuate="onLoad">
            <text:p/>
          </draw:image>
        </draw:frame>
        <draw:frame draw:style-name="gr143" draw:text-style-name="P19" draw:layer="layout" svg:width="2.659cm" svg:height="0.812cm" svg:x="1.308cm" svg:y="7.14cm">
          <draw:image xlink:href="Pictures/10000201000003D60000012C5F7FF90B2B1A108E.png" xlink:type="simple" xlink:show="embed" xlink:actuate="onLoad">
            <text:p/>
          </draw:image>
        </draw:frame>
        <draw:frame draw:style-name="gr143" draw:text-style-name="P19" draw:layer="layout" svg:width="1.145cm" svg:height="1.141cm" svg:x="14.341cm" svg:y="4.477cm">
          <draw:image xlink:href="Pictures/1000020100000200000001FED465E883F417175E.png" xlink:type="simple" xlink:show="embed" xlink:actuate="onLoad">
            <text:p/>
          </draw:image>
        </draw:frame>
        <draw:frame draw:style-name="gr143" draw:text-style-name="P19" draw:layer="layout" svg:width="1.429cm" svg:height="1.128cm" svg:x="14.016cm" svg:y="5.74cm">
          <draw:image xlink:href="Pictures/100002010000028A00000201B8FC7DD3AEF37AC9.png" xlink:type="simple" xlink:show="embed" xlink:actuate="onLoad">
            <text:p/>
          </draw:image>
        </draw:frame>
        <draw:frame draw:style-name="gr143" draw:text-style-name="P19" draw:layer="layout" svg:width="1.068cm" svg:height="1.068cm" svg:x="14.149cm" svg:y="7.083cm">
          <draw:image xlink:href="Pictures/10000201000001F4000001F4F09F02A999489F01.png" xlink:type="simple" xlink:show="embed" xlink:actuate="onLoad">
            <text:p/>
          </draw:image>
        </draw:frame>
        <draw:frame draw:style-name="gr143" draw:text-style-name="P19" draw:layer="layout" svg:width="0.615cm" svg:height="0.615cm" svg:x="8.863cm" svg:y="13.839cm">
          <draw:image xlink:href="Pictures/10000000000000E1000000E15B4171301CA3494C.png" xlink:type="simple" xlink:show="embed" xlink:actuate="onLoad">
            <text:p/>
          </draw:image>
        </draw:frame>
        <draw:frame draw:style-name="gr143" draw:text-style-name="P19" draw:layer="layout" svg:width="0.874cm" svg:height="0.874cm" svg:x="8.701cm" svg:y="11.113cm">
          <draw:image xlink:href="Pictures/100002010000017F0000017F8B2813ABE86771DE.png" xlink:type="simple" xlink:show="embed" xlink:actuate="onLoad">
            <text:p/>
          </draw:image>
        </draw:frame>
        <draw:frame draw:style-name="gr143"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43" draw:text-style-name="P19" draw:layer="layout" svg:width="2.237cm" svg:height="0.931cm" svg:x="7.4cm" svg:y="14.904cm">
          <draw:image xlink:href="Pictures/10000201000007D0000003415D9DDFD10C6EA553.png" xlink:type="simple" xlink:show="embed" xlink:actuate="onLoad">
            <text:p/>
          </draw:image>
        </draw:frame>
        <draw:frame draw:style-name="gr143"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1"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4"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6"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7"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1"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2"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3"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4"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5"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6"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7"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8"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9"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2"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74"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5"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6"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7"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8"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9"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draw:page draw:name="page2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8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3"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4"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11</meta:editing-cycles>
    <meta:creation-date>2019-03-30T12:17:02.063419897</meta:creation-date>
    <dc:date>2019-04-13T11:38:29.405886894</dc:date>
    <meta:editing-duration>P1DT2H27M9S</meta:editing-duration>
    <meta:generator>LibreOffice/6.0.7.3.0$FreeBSD_X86_64 LibreOffice_project/00m0$Build-3</meta:generator>
    <meta:document-statistic meta:object-count="681"/>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